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97.75pt"/>
    </style:style>
    <style:style style:name="co3" style:family="table-column">
      <style:table-column-properties fo:break-before="auto" style:column-width="115.85pt"/>
    </style:style>
    <style:style style:name="co4" style:family="table-column">
      <style:table-column-properties fo:break-before="auto" style:column-width="131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lipreading">
      <style:table-properties table:display="true" style:writing-mode="lr-tb"/>
    </style:style>
    <style:style style:name="ta3" style:family="table" style:master-page-name="PageStyle_5f_combined">
      <style:table-properties table:display="true" style:writing-mode="lr-tb"/>
    </style:style>
    <style:style style:name="ta4" style:family="table" style:master-page-name="PageStyle_5f_aud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dio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9265604454737" calcext:value-type="float">
            <text:p>0.2292656045</text:p>
          </table:table-cell>
          <table:table-cell office:value-type="float" office:value="16.5948797383787" calcext:value-type="float">
            <text:p>16.5948797384</text:p>
          </table:table-cell>
          <table:table-cell office:value-type="float" office:value="34.7012008561974" calcext:value-type="float">
            <text:p>34.7012008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3052196433911" calcext:value-type="float">
            <text:p>0.2305219643</text:p>
          </table:table-cell>
          <table:table-cell office:value-type="float" office:value="17.3750140586884" calcext:value-type="float">
            <text:p>17.3750140587</text:p>
          </table:table-cell>
          <table:table-cell office:value-type="float" office:value="34.3581186896837" calcext:value-type="float">
            <text:p>34.35811868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45941743827783" calcext:value-type="float">
            <text:p>0.2459417438</text:p>
          </table:table-cell>
          <table:table-cell office:value-type="float" office:value="16.4252356638468" calcext:value-type="float">
            <text:p>16.4252356638</text:p>
          </table:table-cell>
          <table:table-cell office:value-type="float" office:value="34.1932202213087" calcext:value-type="float">
            <text:p>34.19322022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4758216967949" calcext:value-type="float">
            <text:p>0.224758217</text:p>
          </table:table-cell>
          <table:table-cell office:value-type="float" office:value="16.3138271108772" calcext:value-type="float">
            <text:p>16.3138271109</text:p>
          </table:table-cell>
          <table:table-cell office:value-type="float" office:value="35.8852210602314" calcext:value-type="float">
            <text:p>35.88522106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732995849389" calcext:value-type="float">
            <text:p>0.2087329958</text:p>
          </table:table-cell>
          <table:table-cell office:value-type="float" office:value="20.1038815616515" calcext:value-type="float">
            <text:p>20.1038815617</text:p>
          </table:table-cell>
          <table:table-cell office:value-type="float" office:value="39.6857052236675" calcext:value-type="float">
            <text:p>39.68570522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495426636476" calcext:value-type="float">
            <text:p>0.2084954266</text:p>
          </table:table-cell>
          <table:table-cell office:value-type="float" office:value="19.0834899978323" calcext:value-type="float">
            <text:p>19.0834899978</text:p>
          </table:table-cell>
          <table:table-cell office:value-type="float" office:value="38.577188926802" calcext:value-type="float">
            <text:p>38.5771889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811915736932" calcext:value-type="float">
            <text:p>0.2178119157</text:p>
          </table:table-cell>
          <table:table-cell office:value-type="float" office:value="18.800249039899" calcext:value-type="float">
            <text:p>18.8002490399</text:p>
          </table:table-cell>
          <table:table-cell office:value-type="float" office:value="39.2197539912325" calcext:value-type="float">
            <text:p>39.2197539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258166808348" calcext:value-type="float">
            <text:p>0.2172581668</text:p>
          </table:table-cell>
          <table:table-cell office:value-type="float" office:value="20.2915010544373" calcext:value-type="float">
            <text:p>20.2915010544</text:p>
          </table:table-cell>
          <table:table-cell office:value-type="float" office:value="38.5951558270295" calcext:value-type="float">
            <text:p>38.595155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36060960361591" calcext:value-type="float">
            <text:p>0.2360609604</text:p>
          </table:table-cell>
          <table:table-cell office:value-type="float" office:value="18.28180613716" calcext:value-type="float">
            <text:p>18.2818061372</text:p>
          </table:table-cell>
          <table:table-cell office:value-type="float" office:value="37.8487631387883" calcext:value-type="float">
            <text:p>37.8487631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3098205052889" calcext:value-type="float">
            <text:p>0.2130982051</text:p>
          </table:table-cell>
          <table:table-cell office:value-type="float" office:value="18.7396050388356" calcext:value-type="float">
            <text:p>18.7396050388</text:p>
          </table:table-cell>
          <table:table-cell office:value-type="float" office:value="39.8781511517433" calcext:value-type="float">
            <text:p>39.8781511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3.08603047602104" calcext:value-type="float">
            <text:p>3.086030476</text:p>
          </table:table-cell>
          <table:table-cell office:value-type="float" office:value="26.7637461709424" calcext:value-type="float">
            <text:p>26.7637461709</text:p>
          </table:table-cell>
          <table:table-cell office:value-type="float" office:value="47.5550211966223" calcext:value-type="float">
            <text:p>47.555021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195866221418747" calcext:value-type="float">
            <text:p>0.1958662214</text:p>
          </table:table-cell>
          <table:table-cell office:value-type="float" office:value="21.6596051296988" calcext:value-type="float">
            <text:p>21.6596051297</text:p>
          </table:table-cell>
          <table:table-cell office:value-type="float" office:value="42.0681341732689" calcext:value-type="float">
            <text:p>42.06813417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11277675170165" calcext:value-type="float">
            <text:p>0.2112776752</text:p>
          </table:table-cell>
          <table:table-cell office:value-type="float" office:value="20.5054161926666" calcext:value-type="float">
            <text:p>20.5054161927</text:p>
          </table:table-cell>
          <table:table-cell office:value-type="float" office:value="42.1071820286594" calcext:value-type="float">
            <text:p>42.10718202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7682656554075" calcext:value-type="float">
            <text:p>0.2076826566</text:p>
          </table:table-cell>
          <table:table-cell office:value-type="float" office:value="22.3415555862974" calcext:value-type="float">
            <text:p>22.3415555863</text:p>
          </table:table-cell>
          <table:table-cell office:value-type="float" office:value="41.6979310684472" calcext:value-type="float">
            <text:p>41.69793106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29216614021705" calcext:value-type="float">
            <text:p>0.229216614</text:p>
          </table:table-cell>
          <table:table-cell office:value-type="float" office:value="19.6564646529952" calcext:value-type="float">
            <text:p>19.656464653</text:p>
          </table:table-cell>
          <table:table-cell office:value-type="float" office:value="40.4963999393066" calcext:value-type="float">
            <text:p>40.4963999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4820643250759" calcext:value-type="float">
            <text:p>0.2048206433</text:p>
          </table:table-cell>
          <table:table-cell office:value-type="float" office:value="20.2318658243638" calcext:value-type="float">
            <text:p>20.2318658244</text:p>
          </table:table-cell>
          <table:table-cell office:value-type="float" office:value="42.2845265256395" calcext:value-type="float">
            <text:p>42.2845265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9981823930374" calcext:value-type="float">
            <text:p>0.1899818239</text:p>
          </table:table-cell>
          <table:table-cell office:value-type="float" office:value="25.7403186219744" calcext:value-type="float">
            <text:p>25.740318622</text:p>
          </table:table-cell>
          <table:table-cell office:value-type="float" office:value="47.2047580768202" calcext:value-type="float">
            <text:p>47.20475807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7067281741362" calcext:value-type="float">
            <text:p>0.1870672817</text:p>
          </table:table-cell>
          <table:table-cell office:value-type="float" office:value="23.6029802868065" calcext:value-type="float">
            <text:p>23.6029802868</text:p>
          </table:table-cell>
          <table:table-cell office:value-type="float" office:value="44.5573229849808" calcext:value-type="float">
            <text:p>44.557322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93280773094067" calcext:value-type="float">
            <text:p>0.1932807731</text:p>
          </table:table-cell>
          <table:table-cell office:value-type="float" office:value="25.5563290350682" calcext:value-type="float">
            <text:p>25.5563290351</text:p>
          </table:table-cell>
          <table:table-cell office:value-type="float" office:value="49.0720019211462" calcext:value-type="float">
            <text:p>49.0720019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17790985107" calcext:value-type="float">
            <text:p>0.184817791</text:p>
          </table:table-cell>
          <table:table-cell office:value-type="float" office:value="28.1875200980955" calcext:value-type="float">
            <text:p>28.1875200981</text:p>
          </table:table-cell>
          <table:table-cell office:value-type="float" office:value="49.8821021780722" calcext:value-type="float">
            <text:p>49.8821021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213575000373217" calcext:value-type="float">
            <text:p>0.2135750004</text:p>
          </table:table-cell>
          <table:table-cell office:value-type="float" office:value="23.8503382064515" calcext:value-type="float">
            <text:p>23.8503382065</text:p>
          </table:table-cell>
          <table:table-cell office:value-type="float" office:value="46.7951602430773" calcext:value-type="float">
            <text:p>46.7951602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46214376963" calcext:value-type="float">
            <text:p>0.1848462144</text:p>
          </table:table-cell>
          <table:table-cell office:value-type="float" office:value="24.7844067641772" calcext:value-type="float">
            <text:p>24.7844067642</text:p>
          </table:table-cell>
          <table:table-cell office:value-type="float" office:value="48.5065679862093" calcext:value-type="float">
            <text:p>48.5065679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70656112524179" calcext:value-type="float">
            <text:p>0.1706561125</text:p>
          </table:table-cell>
          <table:table-cell office:value-type="float" office:value="32.2669094658289" calcext:value-type="float">
            <text:p>32.2669094658</text:p>
          </table:table-cell>
          <table:table-cell office:value-type="float" office:value="55.2345747806853" calcext:value-type="float">
            <text:p>55.2345747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64544961773432" calcext:value-type="float">
            <text:p>0.1645449618</text:p>
          </table:table-cell>
          <table:table-cell office:value-type="float" office:value="29.2743857021095" calcext:value-type="float">
            <text:p>29.2743857021</text:p>
          </table:table-cell>
          <table:table-cell office:value-type="float" office:value="51.3947043127661" calcext:value-type="float">
            <text:p>51.3947043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329333314529" calcext:value-type="float">
            <text:p>0.1753293333</text:p>
          </table:table-cell>
          <table:table-cell office:value-type="float" office:value="35.6871881879545" calcext:value-type="float">
            <text:p>35.687188188</text:p>
          </table:table-cell>
          <table:table-cell office:value-type="float" office:value="57.1392288173846" calcext:value-type="float">
            <text:p>57.13922881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858114201289" calcext:value-type="float">
            <text:p>0.1758581142</text:p>
          </table:table-cell>
          <table:table-cell office:value-type="float" office:value="36.8023087724334" calcext:value-type="float">
            <text:p>36.8023087724</text:p>
          </table:table-cell>
          <table:table-cell office:value-type="float" office:value="58.5838848793888" calcext:value-type="float">
            <text:p>58.58388487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2101223904353" calcext:value-type="float">
            <text:p>0.1821012239</text:p>
          </table:table-cell>
          <table:table-cell office:value-type="float" office:value="35.6893148073677" calcext:value-type="float">
            <text:p>35.6893148074</text:p>
          </table:table-cell>
          <table:table-cell office:value-type="float" office:value="57.4356922672328" calcext:value-type="float">
            <text:p>57.4356922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65256908306709" calcext:value-type="float">
            <text:p>0.1652569083</text:p>
          </table:table-cell>
          <table:table-cell office:value-type="float" office:value="34.8648637630553" calcext:value-type="float">
            <text:p>34.8648637631</text:p>
          </table:table-cell>
          <table:table-cell office:value-type="float" office:value="56.6865483814929" calcext:value-type="float">
            <text:p>56.68654838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3027002100761" calcext:value-type="float">
            <text:p>0.1830270021</text:p>
          </table:table-cell>
          <table:table-cell office:value-type="float" office:value="39.1765870511688" calcext:value-type="float">
            <text:p>39.1765870512</text:p>
          </table:table-cell>
          <table:table-cell office:value-type="float" office:value="60.5088170841284" calcext:value-type="float">
            <text:p>60.50881708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54792908865672" calcext:value-type="float">
            <text:p>0.1547929089</text:p>
          </table:table-cell>
          <table:table-cell office:value-type="float" office:value="36.7722088041031" calcext:value-type="float">
            <text:p>36.7722088041</text:p>
          </table:table-cell>
          <table:table-cell office:value-type="float" office:value="58.4209027376517" calcext:value-type="float">
            <text:p>58.4209027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611502273725" calcext:value-type="float">
            <text:p>0.1616115023</text:p>
          </table:table-cell>
          <table:table-cell office:value-type="float" office:value="38.3696943364218" calcext:value-type="float">
            <text:p>38.3696943364</text:p>
          </table:table-cell>
          <table:table-cell office:value-type="float" office:value="61.0095547573591" calcext:value-type="float">
            <text:p>61.00955475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418352562648" calcext:value-type="float">
            <text:p>0.1614183526</text:p>
          </table:table-cell>
          <table:table-cell office:value-type="float" office:value="39.9054694905905" calcext:value-type="float">
            <text:p>39.9054694906</text:p>
          </table:table-cell>
          <table:table-cell office:value-type="float" office:value="62.5129379887023" calcext:value-type="float">
            <text:p>62.51293798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6740962519096" calcext:value-type="float">
            <text:p>0.1667409625</text:p>
          </table:table-cell>
          <table:table-cell office:value-type="float" office:value="38.606684930151" calcext:value-type="float">
            <text:p>38.6066849302</text:p>
          </table:table-cell>
          <table:table-cell office:value-type="float" office:value="61.3140668437707" calcext:value-type="float">
            <text:p>61.3140668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51847791786377" calcext:value-type="float">
            <text:p>0.1518477918</text:p>
          </table:table-cell>
          <table:table-cell office:value-type="float" office:value="37.3138574452498" calcext:value-type="float">
            <text:p>37.3138574452</text:p>
          </table:table-cell>
          <table:table-cell office:value-type="float" office:value="60.2465459353425" calcext:value-type="float">
            <text:p>60.2465459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5311456586306" calcext:value-type="float">
            <text:p>0.1653114566</text:p>
          </table:table-cell>
          <table:table-cell office:value-type="float" office:value="42.2892530270713" calcext:value-type="float">
            <text:p>42.2892530271</text:p>
          </table:table-cell>
          <table:table-cell office:value-type="float" office:value="64.5737465254769" calcext:value-type="float">
            <text:p>64.5737465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41393442566578" calcext:value-type="float">
            <text:p>0.1413934426</text:p>
          </table:table-cell>
          <table:table-cell office:value-type="float" office:value="39.9174369340266" calcext:value-type="float">
            <text:p>39.917436934</text:p>
          </table:table-cell>
          <table:table-cell office:value-type="float" office:value="62.5839378905866" calcext:value-type="float">
            <text:p>62.58393789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165082743535" calcext:value-type="float">
            <text:p>0.1501650827</text:p>
          </table:table-cell>
          <table:table-cell office:value-type="float" office:value="40.8513795390163" calcext:value-type="float">
            <text:p>40.851379539</text:p>
          </table:table-cell>
          <table:table-cell office:value-type="float" office:value="64.3271821997606" calcext:value-type="float">
            <text:p>64.32718219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679463377366" calcext:value-type="float">
            <text:p>0.1506794634</text:p>
          </table:table-cell>
          <table:table-cell office:value-type="float" office:value="42.5071293950409" calcext:value-type="float">
            <text:p>42.507129395</text:p>
          </table:table-cell>
          <table:table-cell office:value-type="float" office:value="65.9156748022876" calcext:value-type="float">
            <text:p>65.91567480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4722300286476" calcext:value-type="float">
            <text:p>0.1547223003</text:p>
          </table:table-cell>
          <table:table-cell office:value-type="float" office:value="41.1668992003536" calcext:value-type="float">
            <text:p>41.1668992004</text:p>
          </table:table-cell>
          <table:table-cell office:value-type="float" office:value="64.6735670135039" calcext:value-type="float">
            <text:p>64.6735670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41166023336924" calcext:value-type="float">
            <text:p>0.1411660233</text:p>
          </table:table-cell>
          <table:table-cell office:value-type="float" office:value="39.8712618882032" calcext:value-type="float">
            <text:p>39.8712618882</text:p>
          </table:table-cell>
          <table:table-cell office:value-type="float" office:value="63.5352750690515" calcext:value-type="float">
            <text:p>63.53527506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1659370328371" calcext:value-type="float">
            <text:p>0.1516593703</text:p>
          </table:table-cell>
          <table:table-cell office:value-type="float" office:value="45.3311352643587" calcext:value-type="float">
            <text:p>45.3311352644</text:p>
          </table:table-cell>
          <table:table-cell office:value-type="float" office:value="68.3316926599994" calcext:value-type="float">
            <text:p>68.33169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31078273631059" calcext:value-type="float">
            <text:p>0.1310782736</text:p>
          </table:table-cell>
          <table:table-cell office:value-type="float" office:value="42.3566033037896" calcext:value-type="float">
            <text:p>42.3566033038</text:p>
          </table:table-cell>
          <table:table-cell office:value-type="float" office:value="65.66398535904" calcext:value-type="float">
            <text:p>65.6639853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8401937393042" calcext:value-type="float">
            <text:p>0.1284019374</text:p>
          </table:table-cell>
          <table:table-cell office:value-type="float" office:value="46.2396117132175" calcext:value-type="float">
            <text:p>46.2396117132</text:p>
          </table:table-cell>
          <table:table-cell office:value-type="float" office:value="70.8485296682562" calcext:value-type="float">
            <text:p>70.84852966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0550663918257" calcext:value-type="float">
            <text:p>0.1305506639</text:p>
          </table:table-cell>
          <table:table-cell office:value-type="float" office:value="48.2725280826157" calcext:value-type="float">
            <text:p>48.2725280826</text:p>
          </table:table-cell>
          <table:table-cell office:value-type="float" office:value="72.3335199148772" calcext:value-type="float">
            <text:p>72.3335199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12422038844" calcext:value-type="float">
            <text:p>0.1312422039</text:p>
          </table:table-cell>
          <table:table-cell office:value-type="float" office:value="46.7107161766641" calcext:value-type="float">
            <text:p>46.7107161767</text:p>
          </table:table-cell>
          <table:table-cell office:value-type="float" office:value="71.2786629884968" calcext:value-type="float">
            <text:p>71.27866298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1409370922125" calcext:value-type="float">
            <text:p>0.1214093709</text:p>
          </table:table-cell>
          <table:table-cell office:value-type="float" office:value="45.2051048560112" calcext:value-type="float">
            <text:p>45.205104856</text:p>
          </table:table-cell>
          <table:table-cell office:value-type="float" office:value="69.6915135482409" calcext:value-type="float">
            <text:p>69.6915135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7505347419244" calcext:value-type="float">
            <text:p>0.1275053474</text:p>
          </table:table-cell>
          <table:table-cell office:value-type="float" office:value="51.5404903182577" calcext:value-type="float">
            <text:p>51.5404903183</text:p>
          </table:table-cell>
          <table:table-cell office:value-type="float" office:value="74.9966526236461" calcext:value-type="float">
            <text:p>74.9966526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1208240630535" calcext:value-type="float">
            <text:p>0.1120824063</text:p>
          </table:table-cell>
          <table:table-cell office:value-type="float" office:value="47.9038926426812" calcext:value-type="float">
            <text:p>47.9038926427</text:p>
          </table:table-cell>
          <table:table-cell office:value-type="float" office:value="71.9250964310433" calcext:value-type="float">
            <text:p>71.92509643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804830328776286" calcext:value-type="float">
            <text:p>0.8048303288</text:p>
          </table:table-cell>
          <table:table-cell office:value-type="float" office:value="22.2269064978185" calcext:value-type="float">
            <text:p>22.2269064978</text:p>
          </table:table-cell>
          <table:table-cell office:value-type="float" office:value="41.3597504216341" calcext:value-type="float">
            <text:p>41.3597504216</text:p>
          </table:table-cell>
          <table:table-cell table:number-columns-repeated="2"/>
          <table:table-cell office:value-type="string" calcext:value-type="string">
            <text:p>MaxPerfs (TIMIT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1.60151011668719" calcext:value-type="float">
            <text:p>1.6015101167</text:p>
          </table:table-cell>
          <table:table-cell office:value-type="float" office:value="21.5317379944582" calcext:value-type="float">
            <text:p>21.5317379945</text:p>
          </table:table-cell>
          <table:table-cell office:value-type="float" office:value="37.2051845336037" calcext:value-type="float">
            <text:p>37.2051845336</text:p>
          </table:table-cell>
          <table:table-cell table:number-columns-repeated="2"/>
          <table:table-cell office:value-type="string" calcext:value-type="string">
            <text:p>_Noisewhite_0</text:p>
          </table:table-cell>
          <table:table-cell table:formula="of:=MAX([.G51:.G57])" office:value-type="float" office:value="22.2269064978185" calcext:value-type="float">
            <text:p>22.2269064978</text:p>
          </table:table-cell>
          <table:table-cell table:formula="of:=MAX([.H51:.H57])" office:value-type="float" office:value="41.3597504216341" calcext:value-type="float">
            <text:p>41.35975042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526368513703346" calcext:value-type="float">
            <text:p>0.5263685137</text:p>
          </table:table-cell>
          <table:table-cell office:value-type="float" office:value="18.8099058660728" calcext:value-type="float">
            <text:p>18.8099058661</text:p>
          </table:table-cell>
          <table:table-cell office:value-type="float" office:value="36.0868158228877" calcext:value-type="float">
            <text:p>36.0868158229</text:p>
          </table:table-cell>
          <table:table-cell table:number-columns-repeated="2"/>
          <table:table-cell office:value-type="string" calcext:value-type="string">
            <text:p>_Noisewhite_-3</text:p>
          </table:table-cell>
          <table:table-cell table:formula="of:=MAX([.G58:.G64])" office:value-type="float" office:value="27.5532330400859" calcext:value-type="float">
            <text:p>27.5532330401</text:p>
          </table:table-cell>
          <table:table-cell table:formula="of:=MAX([.H58:.H64])" office:value-type="float" office:value="47.4984632296731" calcext:value-type="float">
            <text:p>47.49846322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81842233813726" calcext:value-type="float">
            <text:p>0.8184223381</text:p>
          </table:table-cell>
          <table:table-cell office:value-type="float" office:value="19.8431602006662" calcext:value-type="float">
            <text:p>19.8431602007</text:p>
          </table:table-cell>
          <table:table-cell office:value-type="float" office:value="36.2682957467944" calcext:value-type="float">
            <text:p>36.2682957468</text:p>
          </table:table-cell>
          <table:table-cell table:number-columns-repeated="2"/>
          <table:table-cell office:value-type="string" calcext:value-type="string">
            <text:p>_Noisewhite_-5</text:p>
          </table:table-cell>
          <table:table-cell table:formula="of:=MAX([.G65:.G71])" office:value-type="float" office:value="31.8165163486982" calcext:value-type="float">
            <text:p>31.8165163487</text:p>
          </table:table-cell>
          <table:table-cell table:formula="of:=MAX([.H65:.H71])" office:value-type="float" office:value="52.597291037382" calcext:value-type="float">
            <text:p>52.59729103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33503733919217" calcext:value-type="float">
            <text:p>0.3350373392</text:p>
          </table:table-cell>
          <table:table-cell office:value-type="float" office:value="21.5920422164311" calcext:value-type="float">
            <text:p>21.5920422164</text:p>
          </table:table-cell>
          <table:table-cell office:value-type="float" office:value="37.3274411472926" calcext:value-type="float">
            <text:p>37.3274411473</text:p>
          </table:table-cell>
          <table:table-cell table:number-columns-repeated="2"/>
          <table:table-cell office:value-type="string" calcext:value-type="string">
            <text:p>_Noisewhite_-10</text:p>
          </table:table-cell>
          <table:table-cell table:formula="of:=MAX([.G72:.G78])" office:value-type="float" office:value="42.3935039172153" calcext:value-type="float">
            <text:p>42.3935039172</text:p>
          </table:table-cell>
          <table:table-cell table:formula="of:=MAX([.H72:.H78])" office:value-type="float" office:value="64.8472985701621" calcext:value-type="float">
            <text:p>64.84729857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294012306974484" calcext:value-type="float">
            <text:p>0.294012307</text:p>
          </table:table-cell>
          <table:table-cell office:value-type="float" office:value="12.3741550056903" calcext:value-type="float">
            <text:p>12.3741550057</text:p>
          </table:table-cell>
          <table:table-cell office:value-type="float" office:value="25.513243460152" calcext:value-type="float">
            <text:p>25.5132434602</text:p>
          </table:table-cell>
          <table:table-cell table:number-columns-repeated="2"/>
          <table:table-cell office:value-type="string" calcext:value-type="string">
            <text:p>_Noisevoices_0</text:p>
          </table:table-cell>
          <table:table-cell table:formula="of:=MAX([.G79:.G85])" office:value-type="float" office:value="38.7496075792061" calcext:value-type="float">
            <text:p>38.7496075792</text:p>
          </table:table-cell>
          <table:table-cell table:formula="of:=MAX([.H79:.H85])" office:value-type="float" office:value="59.0537377169072" calcext:value-type="float">
            <text:p>59.05373771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29316230232899" calcext:value-type="float">
            <text:p>0.2931623023</text:p>
          </table:table-cell>
          <table:table-cell office:value-type="float" office:value="21.0752033435174" calcext:value-type="float">
            <text:p>21.0752033435</text:p>
          </table:table-cell>
          <table:table-cell office:value-type="float" office:value="38.3466849647233" calcext:value-type="float">
            <text:p>38.3466849647</text:p>
          </table:table-cell>
          <table:table-cell table:number-columns-repeated="2"/>
          <table:table-cell office:value-type="string" calcext:value-type="string">
            <text:p>_Noisevoices_-3</text:p>
          </table:table-cell>
          <table:table-cell table:formula="of:=MAX([.G86:.G92])" office:value-type="float" office:value="45.6202475356543" calcext:value-type="float">
            <text:p>45.6202475357</text:p>
          </table:table-cell>
          <table:table-cell table:formula="of:=MAX([.H86:.H92])" office:value-type="float" office:value="66.1403998795379" calcext:value-type="float">
            <text:p>66.14039987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77017798102819" calcext:value-type="float">
            <text:p>0.770177981</text:p>
          </table:table-cell>
          <table:table-cell office:value-type="float" office:value="27.5532330400859" calcext:value-type="float">
            <text:p>27.5532330401</text:p>
          </table:table-cell>
          <table:table-cell office:value-type="float" office:value="47.4984632296731" calcext:value-type="float">
            <text:p>47.4984632297</text:p>
          </table:table-cell>
          <table:table-cell table:number-columns-repeated="2"/>
          <table:table-cell office:value-type="string" calcext:value-type="string">
            <text:p>_Noisevoices_-5</text:p>
          </table:table-cell>
          <table:table-cell table:formula="of:=MAX([.G94:.G99])" office:value-type="float" office:value="49.656035043546" calcext:value-type="float">
            <text:p>49.6560350435</text:p>
          </table:table-cell>
          <table:table-cell table:formula="of:=MAX([.H94:.H99])" office:value-type="float" office:value="70.4247128904683" calcext:value-type="float">
            <text:p>70.42471289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1.57451252295421" calcext:value-type="float">
            <text:p>1.574512523</text:p>
          </table:table-cell>
          <table:table-cell office:value-type="float" office:value="26.435773730329" calcext:value-type="float">
            <text:p>26.4357737303</text:p>
          </table:table-cell>
          <table:table-cell office:value-type="float" office:value="44.5638986689459" calcext:value-type="float">
            <text:p>44.5638986689</text:p>
          </table:table-cell>
          <table:table-cell table:number-columns-repeated="2"/>
          <table:table-cell office:value-type="string" calcext:value-type="string">
            <text:p>_Noisevoices_-10</text:p>
          </table:table-cell>
          <table:table-cell table:formula="of:=MAX([.G100:.G106])" office:value-type="float" office:value="60.6337193329255" calcext:value-type="float">
            <text:p>60.6337193329</text:p>
          </table:table-cell>
          <table:table-cell table:formula="of:=MAX([.H100:.H106])" office:value-type="float" office:value="80.718983693189" calcext:value-type="float">
            <text:p>80.71898369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493860147320307" calcext:value-type="float">
            <text:p>0.4938601473</text:p>
          </table:table-cell>
          <table:table-cell office:value-type="float" office:value="23.9328676654648" calcext:value-type="float">
            <text:p>23.9328676655</text:p>
          </table:table-cell>
          <table:table-cell office:value-type="float" office:value="42.95801017798" calcext:value-type="float">
            <text:p>42.958010178</text:p>
          </table:table-cell>
          <table:table-cell table:number-columns-repeated="2"/>
          <table:table-cell office:value-type="string" calcext:value-type="string">
            <text:p>no_noise</text:p>
          </table:table-cell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787706138995978" calcext:value-type="float">
            <text:p>0.787706139</text:p>
          </table:table-cell>
          <table:table-cell office:value-type="float" office:value="24.9972935125652" calcext:value-type="float">
            <text:p>24.9972935126</text:p>
          </table:table-cell>
          <table:table-cell office:value-type="float" office:value="43.8008462200812" calcext:value-type="float">
            <text:p>43.80084622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99333152862696" calcext:value-type="float">
            <text:p>0.2993331529</text:p>
          </table:table-cell>
          <table:table-cell office:value-type="float" office:value="25.2827231895191" calcext:value-type="float">
            <text:p>25.2827231895</text:p>
          </table:table-cell>
          <table:table-cell office:value-type="float" office:value="42.6887828150382" calcext:value-type="float">
            <text:p>42.6887828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64946593688084" calcext:value-type="float">
            <text:p>0.2649465937</text:p>
          </table:table-cell>
          <table:table-cell office:value-type="float" office:value="17.2999081471771" calcext:value-type="float">
            <text:p>17.2999081472</text:p>
          </table:table-cell>
          <table:table-cell office:value-type="float" office:value="32.8837915980201" calcext:value-type="float">
            <text:p>32.8837915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71203500720171" calcext:value-type="float">
            <text:p>0.2712035007</text:p>
          </table:table-cell>
          <table:table-cell office:value-type="float" office:value="25.0829502854072" calcext:value-type="float">
            <text:p>25.0829502854</text:p>
          </table:table-cell>
          <table:table-cell office:value-type="float" office:value="44.8404757830023" calcext:value-type="float">
            <text:p>44.8404757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743922646229084" calcext:value-type="float">
            <text:p>0.7439226462</text:p>
          </table:table-cell>
          <table:table-cell office:value-type="float" office:value="31.8165163486982" calcext:value-type="float">
            <text:p>31.8165163487</text:p>
          </table:table-cell>
          <table:table-cell office:value-type="float" office:value="52.597291037382" calcext:value-type="float">
            <text:p>52.59729103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1.55668217860735" calcext:value-type="float">
            <text:p>1.5566821786</text:p>
          </table:table-cell>
          <table:table-cell office:value-type="float" office:value="30.1463310233845" calcext:value-type="float">
            <text:p>30.1463310234</text:p>
          </table:table-cell>
          <table:table-cell office:value-type="float" office:value="49.8275943510534" calcext:value-type="float">
            <text:p>49.82759435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470170015325913" calcext:value-type="float">
            <text:p>0.4701700153</text:p>
          </table:table-cell>
          <table:table-cell office:value-type="float" office:value="27.8639401742406" calcext:value-type="float">
            <text:p>27.8639401742</text:p>
          </table:table-cell>
          <table:table-cell office:value-type="float" office:value="48.0500480601343" calcext:value-type="float">
            <text:p>48.05004806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767428586116204" calcext:value-type="float">
            <text:p>0.7674285861</text:p>
          </table:table-cell>
          <table:table-cell office:value-type="float" office:value="28.7116519250333" calcext:value-type="float">
            <text:p>28.711651925</text:p>
          </table:table-cell>
          <table:table-cell office:value-type="float" office:value="49.0902045051033" calcext:value-type="float">
            <text:p>49.09020450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77682703274947" calcext:value-type="float">
            <text:p>0.2776827033</text:p>
          </table:table-cell>
          <table:table-cell office:value-type="float" office:value="28.0174618096875" calcext:value-type="float">
            <text:p>28.0174618097</text:p>
          </table:table-cell>
          <table:table-cell office:value-type="float" office:value="46.8798066568434" calcext:value-type="float">
            <text:p>46.87980665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43537549789135" calcext:value-type="float">
            <text:p>0.2435375498</text:p>
          </table:table-cell>
          <table:table-cell office:value-type="float" office:value="21.3872930571268" calcext:value-type="float">
            <text:p>21.3872930571</text:p>
          </table:table-cell>
          <table:table-cell office:value-type="float" office:value="38.8825462868845" calcext:value-type="float">
            <text:p>38.882546286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55294236999292" calcext:value-type="float">
            <text:p>0.255294237</text:p>
          </table:table-cell>
          <table:table-cell office:value-type="float" office:value="28.4862766338336" calcext:value-type="float">
            <text:p>28.4862766338</text:p>
          </table:table-cell>
          <table:table-cell office:value-type="float" office:value="49.6770730210034" calcext:value-type="float">
            <text:p>49.6770730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683594614267349" calcext:value-type="float">
            <text:p>0.6835946143</text:p>
          </table:table-cell>
          <table:table-cell office:value-type="float" office:value="42.3935039172153" calcext:value-type="float">
            <text:p>42.3935039172</text:p>
          </table:table-cell>
          <table:table-cell office:value-type="float" office:value="64.8472985701621" calcext:value-type="float">
            <text:p>64.84729857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1.50342840414781" calcext:value-type="float">
            <text:p>1.5034284041</text:p>
          </table:table-cell>
          <table:table-cell office:value-type="float" office:value="41.5538969314932" calcext:value-type="float">
            <text:p>41.5538969315</text:p>
          </table:table-cell>
          <table:table-cell office:value-type="float" office:value="63.9278369888529" calcext:value-type="float">
            <text:p>63.92783698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414518367785674" calcext:value-type="float">
            <text:p>0.4145183678</text:p>
          </table:table-cell>
          <table:table-cell office:value-type="float" office:value="38.5341914371979" calcext:value-type="float">
            <text:p>38.5341914372</text:p>
          </table:table-cell>
          <table:table-cell office:value-type="float" office:value="60.745394525358" calcext:value-type="float">
            <text:p>60.74539452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711634062803709" calcext:value-type="float">
            <text:p>0.7116340628</text:p>
          </table:table-cell>
          <table:table-cell office:value-type="float" office:value="40.7716610839561" calcext:value-type="float">
            <text:p>40.771661084</text:p>
          </table:table-cell>
          <table:table-cell office:value-type="float" office:value="63.5522628046242" calcext:value-type="float">
            <text:p>63.552262804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223881918650407" calcext:value-type="float">
            <text:p>0.2238819187</text:p>
          </table:table-cell>
          <table:table-cell office:value-type="float" office:value="36.9841927282955" calcext:value-type="float">
            <text:p>36.9841927283</text:p>
          </table:table-cell>
          <table:table-cell office:value-type="float" office:value="58.9580381342405" calcext:value-type="float">
            <text:p>58.95803813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197305399637956" calcext:value-type="float">
            <text:p>0.1973053996</text:p>
          </table:table-cell>
          <table:table-cell office:value-type="float" office:value="31.1815171611944" calcext:value-type="float">
            <text:p>31.1815171612</text:p>
          </table:table-cell>
          <table:table-cell office:value-type="float" office:value="51.7570101407843" calcext:value-type="float">
            <text:p>51.75701014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210223617462011" calcext:value-type="float">
            <text:p>0.2102236175</text:p>
          </table:table-cell>
          <table:table-cell office:value-type="float" office:value="38.5392757242881" calcext:value-type="float">
            <text:p>38.5392757243</text:p>
          </table:table-cell>
          <table:table-cell office:value-type="float" office:value="62.091963043675" calcext:value-type="float">
            <text:p>62.09196304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733618747729522" calcext:value-type="float">
            <text:p>0.7336187477</text:p>
          </table:table-cell>
          <table:table-cell office:value-type="float" office:value="37.9218197557143" calcext:value-type="float">
            <text:p>37.9218197557</text:p>
          </table:table-cell>
          <table:table-cell office:value-type="float" office:value="58.382603424159" calcext:value-type="float">
            <text:p>58.38260342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1.54875307358228" calcext:value-type="float">
            <text:p>1.5487530736</text:p>
          </table:table-cell>
          <table:table-cell office:value-type="float" office:value="38.7496075792061" calcext:value-type="float">
            <text:p>38.7496075792</text:p>
          </table:table-cell>
          <table:table-cell office:value-type="float" office:value="59.0537377169072" calcext:value-type="float">
            <text:p>59.053737716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459935720150287" calcext:value-type="float">
            <text:p>0.4599357202</text:p>
          </table:table-cell>
          <table:table-cell office:value-type="float" office:value="37.4294375554151" calcext:value-type="float">
            <text:p>37.4294375554</text:p>
          </table:table-cell>
          <table:table-cell office:value-type="float" office:value="57.7396881348314" calcext:value-type="float">
            <text:p>57.73968813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754490063740657" calcext:value-type="float">
            <text:p>0.7544900637</text:p>
          </table:table-cell>
          <table:table-cell office:value-type="float" office:value="38.4567659175876" calcext:value-type="float">
            <text:p>38.4567659176</text:p>
          </table:table-cell>
          <table:table-cell office:value-type="float" office:value="58.981091652634" calcext:value-type="float">
            <text:p>58.98109165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48135774181439" calcext:value-type="float">
            <text:p>0.2481357742</text:p>
          </table:table-cell>
          <table:table-cell office:value-type="float" office:value="36.4736088393828" calcext:value-type="float">
            <text:p>36.4736088394</text:p>
          </table:table-cell>
          <table:table-cell office:value-type="float" office:value="56.3206342617223" calcext:value-type="float">
            <text:p>56.32063426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25074295814221" calcext:value-type="float">
            <text:p>0.2250742958</text:p>
          </table:table-cell>
          <table:table-cell office:value-type="float" office:value="30.9665017428464" calcext:value-type="float">
            <text:p>30.9665017428</text:p>
          </table:table-cell>
          <table:table-cell office:value-type="float" office:value="50.1095206324746" calcext:value-type="float">
            <text:p>50.1095206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4393871311958" calcext:value-type="float">
            <text:p>0.2439387131</text:p>
          </table:table-cell>
          <table:table-cell office:value-type="float" office:value="37.5772954629889" calcext:value-type="float">
            <text:p>37.577295463</text:p>
          </table:table-cell>
          <table:table-cell office:value-type="float" office:value="57.9540814774509" calcext:value-type="float">
            <text:p>57.95408147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695238938698402" calcext:value-type="float">
            <text:p>0.6952389387</text:p>
          </table:table-cell>
          <table:table-cell office:value-type="float" office:value="44.3707332981821" calcext:value-type="float">
            <text:p>44.3707332982</text:p>
          </table:table-cell>
          <table:table-cell office:value-type="float" office:value="65.378891713501" calcext:value-type="float">
            <text:p>65.37889171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1.51135653715867" calcext:value-type="float">
            <text:p>1.5113565372</text:p>
          </table:table-cell>
          <table:table-cell office:value-type="float" office:value="45.6202475356543" calcext:value-type="float">
            <text:p>45.6202475357</text:p>
          </table:table-cell>
          <table:table-cell office:value-type="float" office:value="66.1403998795379" calcext:value-type="float">
            <text:p>66.14039987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420681123550122" calcext:value-type="float">
            <text:p>0.4206811236</text:p>
          </table:table-cell>
          <table:table-cell office:value-type="float" office:value="43.6499816279838" calcext:value-type="float">
            <text:p>43.649981628</text:p>
          </table:table-cell>
          <table:table-cell office:value-type="float" office:value="64.9122157705474" calcext:value-type="float">
            <text:p>64.91221577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719881397027236" calcext:value-type="float">
            <text:p>0.719881397</text:p>
          </table:table-cell>
          <table:table-cell office:value-type="float" office:value="44.8400129549857" calcext:value-type="float">
            <text:p>44.840012955</text:p>
          </table:table-cell>
          <table:table-cell office:value-type="float" office:value="65.8266371850722" calcext:value-type="float">
            <text:p>65.82663718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216044188692019" calcext:value-type="float">
            <text:p>0.2160441887</text:p>
          </table:table-cell>
          <table:table-cell office:value-type="float" office:value="42.1549862427194" calcext:value-type="float">
            <text:p>42.1549862427</text:p>
          </table:table-cell>
          <table:table-cell office:value-type="float" office:value="63.4204480562382" calcext:value-type="float">
            <text:p>63.42044805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197145279783469" calcext:value-type="float">
            <text:p>0.1971452798</text:p>
          </table:table-cell>
          <table:table-cell office:value-type="float" office:value="35.5510428715366" calcext:value-type="float">
            <text:p>35.5510428715</text:p>
          </table:table-cell>
          <table:table-cell office:value-type="float" office:value="56.138887102221" calcext:value-type="float">
            <text:p>56.13888710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211457252502441" calcext:value-type="float">
            <text:p>0.2114572525</text:p>
          </table:table-cell>
          <table:table-cell office:value-type="float" office:value="43.4540237528996" calcext:value-type="float">
            <text:p>43.4540237529</text:p>
          </table:table-cell>
          <table:table-cell office:value-type="float" office:value="64.8127524747067" calcext:value-type="float">
            <text:p>64.81275247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671216068359522" calcext:value-type="float">
            <text:p>0.6712160684</text:p>
          </table:table-cell>
          <table:table-cell office:value-type="float" office:value="48.8433863187999" calcext:value-type="float">
            <text:p>48.8433863188</text:p>
          </table:table-cell>
          <table:table-cell office:value-type="float" office:value="69.5645882334032" calcext:value-type="float">
            <text:p>69.56458823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1.49025004185163" calcext:value-type="float">
            <text:p>1.4902500419</text:p>
          </table:table-cell>
          <table:table-cell office:value-type="float" office:value="49.656035043546" calcext:value-type="float">
            <text:p>49.6560350435</text:p>
          </table:table-cell>
          <table:table-cell office:value-type="float" office:value="70.4247128904683" calcext:value-type="float">
            <text:p>70.42471289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396594124344679" calcext:value-type="float">
            <text:p>0.3965941243</text:p>
          </table:table-cell>
          <table:table-cell office:value-type="float" office:value="47.6951360026075" calcext:value-type="float">
            <text:p>47.6951360026</text:p>
          </table:table-cell>
          <table:table-cell office:value-type="float" office:value="69.0045072857787" calcext:value-type="float">
            <text:p>69.00450728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698032344763096" calcext:value-type="float">
            <text:p>0.6980323448</text:p>
          </table:table-cell>
          <table:table-cell office:value-type="float" office:value="49.2526604177581" calcext:value-type="float">
            <text:p>49.2526604178</text:p>
          </table:table-cell>
          <table:table-cell office:value-type="float" office:value="70.0655513578663" calcext:value-type="float">
            <text:p>70.06555135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95996985985683" calcext:value-type="float">
            <text:p>0.195996986</text:p>
          </table:table-cell>
          <table:table-cell office:value-type="float" office:value="46.0299501404553" calcext:value-type="float">
            <text:p>46.0299501405</text:p>
          </table:table-cell>
          <table:table-cell office:value-type="float" office:value="67.4425731987002" calcext:value-type="float">
            <text:p>67.44257319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80454130356128" calcext:value-type="float">
            <text:p>0.1804541304</text:p>
          </table:table-cell>
          <table:table-cell office:value-type="float" office:value="38.2287473929451" calcext:value-type="float">
            <text:p>38.2287473929</text:p>
          </table:table-cell>
          <table:table-cell office:value-type="float" office:value="59.8994818208227" calcext:value-type="float">
            <text:p>59.89948182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91463047495255" calcext:value-type="float">
            <text:p>0.1914630475</text:p>
          </table:table-cell>
          <table:table-cell office:value-type="float" office:value="47.4095084938042" calcext:value-type="float">
            <text:p>47.4095084938</text:p>
          </table:table-cell>
          <table:table-cell office:value-type="float" office:value="68.7665232391164" calcext:value-type="float">
            <text:p>68.76652323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616763843939854" calcext:value-type="float">
            <text:p>0.6167638439</text:p>
          </table:table-cell>
          <table:table-cell office:value-type="float" office:value="59.787223627405" calcext:value-type="float">
            <text:p>59.7872236274</text:p>
          </table:table-cell>
          <table:table-cell office:value-type="float" office:value="79.9343406366524" calcext:value-type="float">
            <text:p>79.93434063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1.43917582585261" calcext:value-type="float">
            <text:p>1.4391758259</text:p>
          </table:table-cell>
          <table:table-cell office:value-type="float" office:value="60.6337193329255" calcext:value-type="float">
            <text:p>60.6337193329</text:p>
          </table:table-cell>
          <table:table-cell office:value-type="float" office:value="80.718983693189" calcext:value-type="float">
            <text:p>80.71898369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34303533572417" calcext:value-type="float">
            <text:p>0.3430353357</text:p>
          </table:table-cell>
          <table:table-cell office:value-type="float" office:value="58.5421175407083" calcext:value-type="float">
            <text:p>58.5421175407</text:p>
          </table:table-cell>
          <table:table-cell office:value-type="float" office:value="79.4658324411322" calcext:value-type="float">
            <text:p>79.46583244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649524347140239" calcext:value-type="float">
            <text:p>0.6495243471</text:p>
          </table:table-cell>
          <table:table-cell office:value-type="float" office:value="60.2092011265871" calcext:value-type="float">
            <text:p>60.2092011266</text:p>
          </table:table-cell>
          <table:table-cell office:value-type="float" office:value="80.3721886366231" calcext:value-type="float">
            <text:p>80.37218863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52041983145934" calcext:value-type="float">
            <text:p>0.1520419831</text:p>
          </table:table-cell>
          <table:table-cell office:value-type="float" office:value="56.0789525027339" calcext:value-type="float">
            <text:p>56.0789525027</text:p>
          </table:table-cell>
          <table:table-cell office:value-type="float" office:value="77.814296067914" calcext:value-type="float">
            <text:p>77.81429606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42926966341642" calcext:value-type="float">
            <text:p>0.1429269663</text:p>
          </table:table-cell>
          <table:table-cell office:value-type="float" office:value="46.4429655379011" calcext:value-type="float">
            <text:p>46.4429655379</text:p>
          </table:table-cell>
          <table:table-cell office:value-type="float" office:value="69.7757106734238" calcext:value-type="float">
            <text:p>69.77571067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45986288785934" calcext:value-type="float">
            <text:p>0.1459862888</text:p>
          </table:table-cell>
          <table:table-cell office:value-type="float" office:value="58.1160848821727" calcext:value-type="float">
            <text:p>58.1160848822</text:p>
          </table:table-cell>
          <table:table-cell office:value-type="float" office:value="79.2563582775425" calcext:value-type="float">
            <text:p>79.2563582775</text:p>
          </table:table-cell>
          <table:table-cell table:number-columns-repeated="1016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reading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4.51521501087007" calcext:value-type="float">
            <text:p>4.5152150109</text:p>
          </table:table-cell>
          <table:table-cell office:value-type="float" office:value="42.032983383059" calcext:value-type="float">
            <text:p>42.0329833831</text:p>
          </table:table-cell>
          <table:table-cell office:value-type="float" office:value="64.8792022267378" calcext:value-type="float">
            <text:p>64.87920222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4.23990299278524" calcext:value-type="float">
            <text:p>4.2399029928</text:p>
          </table:table-cell>
          <table:table-cell office:value-type="float" office:value="45.0673485344107" calcext:value-type="float">
            <text:p>45.0673485344</text:p>
          </table:table-cell>
          <table:table-cell office:value-type="float" office:value="68.4640339210997" calcext:value-type="float">
            <text:p>68.4640339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4.04285611528339" calcext:value-type="float">
            <text:p>4.0428561153</text:p>
          </table:table-cell>
          <table:table-cell office:value-type="float" office:value="46.6967839828301" calcext:value-type="float">
            <text:p>46.6967839828</text:p>
          </table:table-cell>
          <table:table-cell office:value-type="float" office:value="70.7557559964784" calcext:value-type="float">
            <text:p>70.75575599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3.56095870955166" calcext:value-type="float">
            <text:p>3.5609587096</text:p>
          </table:table-cell>
          <table:table-cell office:value-type="float" office:value="51.5734888000406" calcext:value-type="float">
            <text:p>51.5734888</text:p>
          </table:table-cell>
          <table:table-cell office:value-type="float" office:value="76.1161291046767" calcext:value-type="float">
            <text:p>76.116129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3.16065672672156" calcext:value-type="float">
            <text:p>3.1606567267</text:p>
          </table:table-cell>
          <table:table-cell office:value-type="float" office:value="54.5058538516363" calcext:value-type="float">
            <text:p>54.5058538516</text:p>
          </table:table-cell>
          <table:table-cell office:value-type="float" office:value="78.095135668611" calcext:value-type="float">
            <text:p>78.09513566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2.95165622879416" calcext:value-type="float">
            <text:p>2.9516562288</text:p>
          </table:table-cell>
          <table:table-cell office:value-type="float" office:value="57.2692621708948" calcext:value-type="float">
            <text:p>57.2692621709</text:p>
          </table:table-cell>
          <table:table-cell office:value-type="float" office:value="79.7399737781187" calcext:value-type="float">
            <text:p>79.7399737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2.83063517723765" calcext:value-type="float">
            <text:p>2.8306351772</text:p>
          </table:table-cell>
          <table:table-cell office:value-type="float" office:value="58.9066343390064" calcext:value-type="float">
            <text:p>58.906634339</text:p>
          </table:table-cell>
          <table:table-cell office:value-type="float" office:value="81.6973909936462" calcext:value-type="float">
            <text:p>81.69739099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2.47463335909627" calcext:value-type="float">
            <text:p>2.4746333591</text:p>
          </table:table-cell>
          <table:table-cell office:value-type="float" office:value="63.3934165750231" calcext:value-type="float">
            <text:p>63.393416575</text:p>
          </table:table-cell>
          <table:table-cell office:value-type="float" office:value="85.1094029307785" calcext:value-type="float">
            <text:p>85.1094029308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udio.A2:audio.H4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9:33:30.348756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18:51</meta:creation-date>
    <dc:date>2017-05-18T19:43:36.753026163</dc:date>
    <meta:generator>LibreOffice/5.1.6.2$Linux_X86_64 LibreOffice_project/10m0$Build-2</meta:generator>
    <meta:editing-duration>PT12M34S</meta:editing-duration>
    <meta:editing-cycles>2</meta:editing-cycles>
    <meta:document-statistic meta:table-count="3" meta:cell-count="9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